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02000001D624F73AE3.gif" manifest:media-type="image/gif"/>
  <manifest:file-entry manifest:full-path="Pictures/100000000000012C000000FB83DBD2B3.png" manifest:media-type="image/png"/>
  <manifest:file-entry manifest:full-path="Pictures/1000000000000226000001539122A2CD.jpg" manifest:media-type="image/jpeg"/>
  <manifest:file-entry manifest:full-path="Pictures/10000000000004270000031DFF0CA291.png" manifest:media-type="image/png"/>
  <manifest:file-entry manifest:full-path="Pictures/10000000000002B6000001FF4A04DAD8.png" manifest:media-type="image/png"/>
  <manifest:file-entry manifest:full-path="Pictures/100000000000012B0000016AF0224690.gif" manifest:media-type="image/gif"/>
  <manifest:file-entry manifest:full-path="Pictures/1000000000000148000001488A6F162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P3" style:family="paragraph">
      <style:text-properties fo:color="#ff3366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4cm" svg:height="13.449cm" svg:x="9.4cm" svg:y="-0.049cm">
          <draw:image xlink:href="Pictures/10000000000002B6000001FF4A04DAD8.png" xlink:type="simple" xlink:show="embed" xlink:actuate="onLoad">
            <text:p/>
          </draw:image>
        </draw:frame>
        <draw:frame draw:style-name="gr1" draw:text-style-name="P1" draw:layer="layout" svg:width="9.4cm" svg:height="10cm" svg:x="0cm" svg:y="0cm">
          <draw:image xlink:href="Pictures/10000000000004270000031DFF0CA291.png" xlink:type="simple" xlink:show="embed" xlink:actuate="onLoad">
            <text:p/>
          </draw:image>
        </draw:frame>
        <draw:frame draw:style-name="gr1" draw:text-style-name="P1" draw:layer="layout" svg:width="9.4cm" svg:height="11cm" svg:x="0cm" svg:y="10cm">
          <draw:image xlink:href="Pictures/1000000000000148000001488A6F1625.png" xlink:type="simple" xlink:show="embed" xlink:actuate="onLoad">
            <text:p/>
          </draw:image>
        </draw:frame>
        <draw:frame draw:style-name="gr1" draw:text-style-name="P1" draw:layer="layout" svg:width="9.2cm" svg:height="6.1cm" svg:x="18.8cm" svg:y="6.64cm">
          <draw:image xlink:href="Pictures/1000000000000226000001539122A2CD.jpg" xlink:type="simple" xlink:show="embed" xlink:actuate="onLoad">
            <text:p/>
          </draw:image>
        </draw:frame>
        <draw:frame draw:style-name="gr1" draw:text-style-name="P1" draw:layer="layout" svg:width="9.2cm" svg:height="6.64cm" svg:x="18.8cm" svg:y="0cm">
          <draw:image xlink:href="Pictures/100000000000012C000000FB83DBD2B3.png" xlink:type="simple" xlink:show="embed" xlink:actuate="onLoad">
            <text:p/>
          </draw:image>
        </draw:frame>
        <draw:frame draw:style-name="gr1" draw:text-style-name="P1" draw:layer="layout" svg:width="9.926cm" svg:height="8.26cm" svg:x="18.074cm" svg:y="12.74cm">
          <draw:image xlink:href="Pictures/1000000000000302000001D624F73AE3.gif" xlink:type="simple" xlink:show="embed" xlink:actuate="onLoad">
            <text:p/>
          </draw:image>
        </draw:frame>
        <draw:frame draw:style-name="gr1" draw:text-style-name="P1" draw:layer="layout" svg:width="8.6cm" svg:height="8.377cm" svg:x="9.4cm" svg:y="12.6cm">
          <draw:image xlink:href="Pictures/100000000000012B0000016AF0224690.gif" xlink:type="simple" xlink:show="embed" xlink:actuate="onLoad">
            <text:p/>
          </draw:image>
        </draw:frame>
        <draw:frame draw:style-name="gr2" draw:text-style-name="P2" draw:layer="layout" svg:width="3.817cm" svg:height="0.962cm" svg:x="16.583cm" svg:y="12.6cm">
          <draw:text-box>
            <text:p text:style-name="P2">Heat Pump</text:p>
          </draw:text-box>
        </draw:frame>
        <draw:frame draw:style-name="gr2" draw:text-style-name="P3" draw:layer="layout" svg:width="5.226cm" svg:height="0.962cm" svg:x="5.174cm" svg:y="9.438cm">
          <draw:text-box>
            <text:p text:style-name="P3">Cooling Towers</text:p>
          </draw:text-box>
        </draw:frame>
        <draw:frame draw:style-name="gr2" draw:text-style-name="P2" draw:layer="layout" svg:width="1.594cm" svg:height="0.962cm" svg:x="19.206cm" svg:y="6.238cm">
          <draw:text-box>
            <text:p text:style-name="P2">A/C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22T19:15:01</meta:creation-date>
    <dc:date>2013-03-15T14:19:15</dc:date>
    <dc:creator>Jefferson Gomes</dc:creator>
    <meta:editing-duration>P0D</meta:editing-duration>
    <meta:editing-cycles>3</meta:editing-cycles>
    <meta:generator>LibreOffice/3.5$Linux_X86_64 LibreOffice_project/350m1$Build-2</meta:generator>
    <meta:document-statistic meta:object-count="33"/>
  </office:meta>
</office:document-meta>
</file>